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toine de Saint-Exupery's tender and magical classic fable, adapted for picture book readers for the very first time! Please - draw me a sheep. I blinked. The voice belonged to a charming little prince. The characters of Antoine de Saint-Exupery's classic tale have captured the hearts of generations of readers. Meet the pilot stranded in the desert. Meet the Little Prince who tends his beautiful rose on a planet of his own. Follow him as he embarks on a strange and wonderful journey to puzzling new planets and finally to Earth, where he discovers the nature of lov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0:12.778000000</dc:date>
    <meta:editing-duration>PT12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98" meta:character-count="573" meta:non-whitespace-character-count="475"/>
  </office:meta>
</office:document-meta>
</file>